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5.667cm" style:rel-column-width="21844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058cc9" officeooo:paragraph-rsid="00058cc9"/>
    </style:style>
    <style:style style:name="P2" style:family="paragraph" style:parent-style-name="Standard">
      <style:paragraph-properties fo:text-align="start" style:justify-single-word="false"/>
      <style:text-properties officeooo:rsid="00058cc9" officeooo:paragraph-rsid="00075ba6"/>
    </style:style>
    <style:style style:name="P3" style:family="paragraph" style:parent-style-name="Standard">
      <style:paragraph-properties fo:text-align="start" style:justify-single-word="false"/>
      <style:text-properties officeooo:rsid="00058cc9" officeooo:paragraph-rsid="00062d83"/>
    </style:style>
    <style:style style:name="P4" style:family="paragraph" style:parent-style-name="Standard">
      <style:paragraph-properties fo:text-align="start" style:justify-single-word="false"/>
      <style:text-properties officeooo:rsid="00058cc9" officeooo:paragraph-rsid="0008733a"/>
    </style:style>
    <style:style style:name="P5" style:family="paragraph" style:parent-style-name="Standard">
      <style:paragraph-properties fo:text-align="start" style:justify-single-word="false"/>
      <style:text-properties officeooo:rsid="00058cc9" officeooo:paragraph-rsid="001da182"/>
    </style:style>
    <style:style style:name="P6" style:family="paragraph" style:parent-style-name="Standard">
      <style:paragraph-properties fo:text-align="start" style:justify-single-word="false"/>
      <style:text-properties officeooo:rsid="00062d83" officeooo:paragraph-rsid="00062d83"/>
    </style:style>
    <style:style style:name="P7" style:family="paragraph" style:parent-style-name="Standard">
      <style:paragraph-properties fo:text-align="start" style:justify-single-word="false"/>
      <style:text-properties officeooo:rsid="000a14c8" officeooo:paragraph-rsid="000a14c8"/>
    </style:style>
    <style:style style:name="P8" style:family="paragraph" style:parent-style-name="Standard">
      <style:paragraph-properties fo:text-align="start" style:justify-single-word="false"/>
      <style:text-properties officeooo:rsid="000c0996" officeooo:paragraph-rsid="000c0996"/>
    </style:style>
    <style:style style:name="P9" style:family="paragraph" style:parent-style-name="Standard">
      <style:paragraph-properties fo:text-align="start" style:justify-single-word="false"/>
      <style:text-properties officeooo:rsid="000c0996" officeooo:paragraph-rsid="000d403b"/>
    </style:style>
    <style:style style:name="P10" style:family="paragraph" style:parent-style-name="Standard">
      <style:paragraph-properties fo:text-align="center" style:justify-single-word="false"/>
      <style:text-properties officeooo:rsid="00109ceb" officeooo:paragraph-rsid="00109ceb"/>
    </style:style>
    <style:style style:name="P11" style:family="paragraph" style:parent-style-name="Standard">
      <style:paragraph-properties fo:text-align="start" style:justify-single-word="false"/>
      <style:text-properties officeooo:rsid="00121e89" officeooo:paragraph-rsid="00121e89"/>
    </style:style>
    <style:style style:name="P12" style:family="paragraph" style:parent-style-name="Standard">
      <style:paragraph-properties fo:text-align="start" style:justify-single-word="false"/>
      <style:text-properties officeooo:rsid="001384c5" officeooo:paragraph-rsid="001384c5"/>
    </style:style>
    <style:style style:name="P13" style:family="paragraph" style:parent-style-name="Standard">
      <style:paragraph-properties fo:text-align="start" style:justify-single-word="false"/>
      <style:text-properties officeooo:rsid="0015c8b3" officeooo:paragraph-rsid="001729e6"/>
    </style:style>
    <style:style style:name="P14" style:family="paragraph" style:parent-style-name="Standard">
      <style:paragraph-properties fo:text-align="start" style:justify-single-word="false"/>
      <style:text-properties officeooo:rsid="001729e6" officeooo:paragraph-rsid="001729e6"/>
    </style:style>
    <style:style style:name="P15" style:family="paragraph" style:parent-style-name="Standard">
      <style:paragraph-properties fo:text-align="start" style:justify-single-word="false"/>
      <style:text-properties officeooo:rsid="00185ab4" officeooo:paragraph-rsid="00185ab4"/>
    </style:style>
    <style:style style:name="P16" style:family="paragraph" style:parent-style-name="Standard">
      <style:paragraph-properties fo:text-align="start" style:justify-single-word="false"/>
      <style:text-properties officeooo:rsid="001b00d2" officeooo:paragraph-rsid="001b00d2"/>
    </style:style>
    <style:style style:name="P17" style:family="paragraph" style:parent-style-name="Standard">
      <style:paragraph-properties fo:text-align="start" style:justify-single-word="false"/>
      <style:text-properties officeooo:rsid="001b5683" officeooo:paragraph-rsid="001b5683"/>
    </style:style>
    <style:style style:name="P18" style:family="paragraph" style:parent-style-name="Table_20_Contents">
      <style:paragraph-properties fo:text-align="start" style:justify-single-word="false"/>
      <style:text-properties officeooo:rsid="00075ba6" officeooo:paragraph-rsid="00075ba6"/>
    </style:style>
    <style:style style:name="P19" style:family="paragraph" style:parent-style-name="Table_20_Contents">
      <style:paragraph-properties fo:text-align="center" style:justify-single-word="false"/>
      <style:text-properties officeooo:rsid="00075ba6" officeooo:paragraph-rsid="00075ba6"/>
    </style:style>
    <style:style style:name="T1" style:family="text">
      <style:text-properties officeooo:rsid="00058cc9"/>
    </style:style>
    <style:style style:name="T2" style:family="text">
      <style:text-properties officeooo:rsid="00062d83"/>
    </style:style>
    <style:style style:name="T3" style:family="text">
      <style:text-properties officeooo:rsid="00075ba6"/>
    </style:style>
    <style:style style:name="T4" style:family="text">
      <style:text-properties officeooo:rsid="0008733a"/>
    </style:style>
    <style:style style:name="T5" style:family="text">
      <style:text-properties officeooo:rsid="000d403b"/>
    </style:style>
    <style:style style:name="T6" style:family="text">
      <style:text-properties officeooo:rsid="000def6b"/>
    </style:style>
    <style:style style:name="T7" style:family="text">
      <style:text-properties officeooo:rsid="000e4aa6"/>
    </style:style>
    <style:style style:name="T8" style:family="text">
      <style:text-properties officeooo:rsid="000f25b5"/>
    </style:style>
    <style:style style:name="T9" style:family="text">
      <style:text-properties officeooo:rsid="00109ceb"/>
    </style:style>
    <style:style style:name="T10" style:family="text">
      <style:text-properties officeooo:rsid="00121e89"/>
    </style:style>
    <style:style style:name="T11" style:family="text">
      <style:text-properties officeooo:rsid="00147654"/>
    </style:style>
    <style:style style:name="T12" style:family="text">
      <style:text-properties officeooo:rsid="0015c8b3"/>
    </style:style>
    <style:style style:name="T13" style:family="text">
      <style:text-properties officeooo:rsid="001632e8"/>
    </style:style>
    <style:style style:name="T14" style:family="text">
      <style:text-properties officeooo:rsid="001729e6"/>
    </style:style>
    <style:style style:name="T15" style:family="text">
      <style:text-properties officeooo:rsid="0017e331"/>
    </style:style>
    <style:style style:name="T16" style:family="text">
      <style:text-properties officeooo:rsid="001ae922"/>
    </style:style>
    <style:style style:name="T17" style:family="text">
      <style:text-properties officeooo:rsid="001b00d2"/>
    </style:style>
    <style:style style:name="T18" style:family="text">
      <style:text-properties officeooo:rsid="001b5683"/>
    </style:style>
    <style:style style:name="T19" style:family="text">
      <style:text-properties officeooo:rsid="001c2cd3"/>
    </style:style>
    <style:style style:name="T20" style:family="text">
      <style:text-properties officeooo:rsid="001da1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a victime ...</text:p>
      <text:p text:style-name="P1">1. <text:span text:style-name="T9">Est i</text:span>nconsciente</text:p>
      <text:p text:style-name="P1"/>
      <text:p text:style-name="P1"><text:tab/>1.1. <text:span text:style-name="T20">Et q</text:span>ui respire</text:p>
      <text:p text:style-name="P1"/>
      <text:p text:style-name="P1"><text:span text:style-name="T20"><text:tab/><text:tab/>1.1.1. Et elle s’est sans doute fait très mal</text:span></text:p>
      <text:p text:style-name="P1"/>
      <text:p text:style-name="P5"><text:span text:style-name="T3">appeler le 15</text:span></text:p>
      <text:p text:style-name="P5">« <text:span text:style-name="T3">Bonjour, je suis … Je suis au collège Henri Barbusse à Saint-Denis. Je suis avec une victime qui est inconsciente et qui respire </text:span><text:span text:style-name="T20">avec suspicion de trauma</text:span><text:span text:style-name="T3">. Quelles sont vos instructions ? »</text:span></text:p>
      <text:p text:style-name="P1"/>
      <text:p text:style-name="P2"><text:tab/><text:tab/><text:span text:style-name="T20">1.1.2. Et je sais qu’elle ne s’est pas fait mal</text:span></text:p>
      <text:p text:style-name="P2">PLS, <text:span text:style-name="T3">puis</text:span> <text:span text:style-name="T3">couvrir</text:span><text:span text:style-name="T2"> la victime</text:span></text:p>
      <text:p text:style-name="P2">→ <text:span text:style-name="T3">appeler le 15</text:span></text:p>
      <text:p text:style-name="P2">« <text:span text:style-name="T3">Bonjour, je suis … Je suis au collège Henri Barbusse à Saint-Denis. Je suis avec une victime qui est inconsciente et qui respire, nous venons de la mettre en PLS et de la couvrir. Quelles sont vos instructions ? »</text:span></text:p>
      <text:p text:style-name="P2"/>
      <text:p text:style-name="P1"/>
      <text:p text:style-name="P6"><text:tab/>1.2. Qui ne respire pas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P18">Personne A</text:p>
          </table:table-cell>
          <table:table-cell table:style-name="Tableau1.A1" office:value-type="string">
            <text:p text:style-name="P18">Personne B</text:p>
          </table:table-cell>
          <table:table-cell table:style-name="Tableau1.C1" office:value-type="string">
            <text:p text:style-name="P18">Personne C</text:p>
          </table:table-cell>
        </table:table-row>
        <table:table-row>
          <table:table-cell table:style-name="Tableau1.A2" office:value-type="string">
            <text:p text:style-name="P18">Massage cardiaque en attendant le défibrilateur.</text:p>
          </table:table-cell>
          <table:table-cell table:style-name="Tableau1.A2" office:value-type="string">
            <text:p text:style-name="P18">Chercher et ramener le défibrilateur qui est […].</text:p>
          </table:table-cell>
          <table:table-cell table:style-name="Tableau1.C2" office:value-type="string">
            <text:p text:style-name="P18">Appeler le 15</text:p>
            <text:p text:style-name="P4">« <text:span text:style-name="T3">Bonjour, je suis … Je suis au collège Henri Barbusse à Saint-Denis. Je suis avec une victime qui est inconsciente et qui </text:span><text:span text:style-name="T4">ne</text:span><text:span text:style-name="T3"> respire </text:span><text:span text:style-name="T4">pas</text:span><text:span text:style-name="T3">, nous </text:span><text:span text:style-name="T4">sommes en train de ..</text:span><text:span text:style-name="T3">. Quelles sont vos instructions ? »</text:span></text:p>
          </table:table-cell>
        </table:table-row>
        <table:table-row>
          <table:table-cell table:style-name="Tableau1.A2" table:number-columns-spanned="2" office:value-type="string">
            <text:p text:style-name="P19">Suivre les instructions présentes sur le défibrilateur</text:p>
          </table:table-cell>
          <table:covered-table-cell/>
          <table:table-cell table:style-name="Tableau1.C2" office:value-type="string">
            <text:p text:style-name="P18"/>
          </table:table-cell>
        </table:table-row>
      </table:table>
      <text:p text:style-name="P3"/>
      <text:p text:style-name="P7">2. <text:span text:style-name="T10">E</text:span><text:span text:style-name="T9">st c</text:span>onsciente</text:p>
      <text:p text:style-name="P7"/>
      <text:p text:style-name="P8"><text:tab/>2.0 <text:span text:style-name="T15">Et s</text:span><text:span text:style-name="T7">e comporte bizarrement</text:span></text:p>
      <text:p text:style-name="P8"/>
      <text:p text:style-name="P8">« Peux-tu sourir ? »</text:p>
      <text:p text:style-name="P8">« Peux-tu fermer les yeux, et garder tes deux bras tendus vers l’av<text:span text:style-name="T8">a</text:span>nt ? »</text:p>
      <text:p text:style-name="P8">« Peux-tu répéter « Il fait beau aujourd’hui. » ? »</text:p>
      <text:p text:style-name="P8"/>
      <text:p text:style-name="P9">Si la victime ne parvient pas à réaliser complètement un de ces trois tests :</text:p>
      <text:p text:style-name="P9">→ <text:span text:style-name="T5">allonger la victime sur le dos</text:span></text:p>
      <text:p text:style-name="P9">→ appeler le 15 : <text:span text:style-name="T1"> « </text:span><text:span text:style-name="T3">Bonjour, je suis … Je suis au collège Henri Barbusse à Saint-Denis. Je </text:span>suis avec une victime chez qui je suspecte un AVC, <text:span text:style-name="T6">parce que …</text:span> <text:span text:style-name="T6">Quelles sont vos instructions ?</text:span><text:span text:style-name="T3"> »</text:span></text:p>
      <text:p text:style-name="P8"/>
      <text:p text:style-name="P8"><text:tab/>2.<text:span text:style-name="T7">1. </text:span><text:span text:style-name="T15">Et s</text:span><text:span text:style-name="T9">’étouffe</text:span></text:p>
      <text:p text:style-name="P8"/>
      <text:p text:style-name="P11"><text:tab/><text:tab/>2.1.1. Et on l’entend <text:span text:style-name="T13">bien </text:span>tousser</text:p>
      <text:p text:style-name="P11"/>
      <text:p text:style-name="P11">Encourager la victime à tousser. C’est tout !</text:p>
      <text:p text:style-name="P11">!! Ne surtout pas lui donner une tape dans le dos</text:p>
      <text:p text:style-name="P11"><text:soft-page-break/></text:p>
      <text:p text:style-name="P11"><text:tab/><text:tab/>2.1.2 Et on ne l’entend pas tousser <text:span text:style-name="T13">(ou que des sifflements)</text:span></text:p>
      <text:p text:style-name="P11"/>
      <text:p text:style-name="P12"><text:span text:style-name="T12">a) Pencher la victime en avant. </text:span>Donner 1 à 5 claques dans le dos, entre les omoplates. <text:span text:style-name="T11">S’arrêter si on entend la victime tousser !</text:span></text:p>
      <text:p text:style-name="P13">b) Si après 5 claques <text:span text:style-name="T14">rien n’a changé : Pencher la victime en avant, se mettre derrière la victime, l’entourer avec ses bras. Juste en-dessous de la partie dure du torse enfoncer un de ses poings, faire remonter ce poing tout en appuyant : répéter 1 à 5 fois. </text:span><text:span text:style-name="T11">S’arrêter si on entend la victime tousser !</text:span></text:p>
      <text:p text:style-name="P13"/>
      <text:p text:style-name="P14">Recommencer a) et b) en boucle, tant que la victime ne tousse pas et est consciente.</text:p>
      <text:p text:style-name="P14"/>
      <text:p text:style-name="P15"><text:tab/>2.2 A <text:span text:style-name="T16">beaucoup </text:span>beaucoup de sang qui s’écoule d’un<text:span text:style-name="T17">e plaie</text:span></text:p>
      <text:p text:style-name="P15"/>
      <text:p text:style-name="P16"><text:span text:style-name="T18">Appuyer</text:span> sur <text:span text:style-name="T18">la plaie avec sa main et allonger la victime. Garder sa main sur la plaie en appuyant bien.</text:span></text:p>
      <text:p text:style-name="P17">Appeler le 15 : <text:span text:style-name="T1">« </text:span><text:span text:style-name="T3">Bonjour, je suis … Je suis au collège Henri Barbusse à Saint-Denis. Je suis avec une victime qui est </text:span>consciente<text:span text:style-name="T3"> et qui </text:span>a une hémorragie. <text:span text:style-name="T19">La victime est allongée et on appuie sur sa plaie</text:span>.<text:span text:style-name="T3"> Quelles sont vos instructions ? »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23:36:32.336000000</meta:creation-date>
    <dc:date>2025-04-05T00:55:41.538000000</dc:date>
    <meta:editing-duration>PT1H18M57S</meta:editing-duration>
    <meta:editing-cycles>30</meta:editing-cycles>
    <meta:generator>LibreOffice/7.4.3.2$Windows_X86_64 LibreOffice_project/1048a8393ae2eeec98dff31b5c133c5f1d08b890</meta:generator>
    <meta:document-statistic meta:table-count="1" meta:image-count="0" meta:object-count="0" meta:page-count="2" meta:paragraph-count="38" meta:word-count="501" meta:character-count="2644" meta:non-whitespace-character-count="2167"/>
  </office:meta>
</office:document-meta>
</file>